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731 positives, 1731 negatives</text:p>
      <text:p text:style-name="Standard">Test data: 192 positives, 192 negatives</text:p>
      <text:p text:style-name="Standard">Fold 1, Train: AUROC=0.992424 AUPR=0.993042; Test: AUROC=0.914144, AUPR=0.934408</text:p>
      <text:p text:style-name="Standard">Train data: 1731 positives, 1731 negatives</text:p>
      <text:p text:style-name="Standard">Test data: 192 positives, 192 negatives</text:p>
      <text:p text:style-name="Standard">Fold 2, Train: AUROC=0.993494 AUPR=0.993553; Test: AUROC=0.931071, AUPR=0.948627</text:p>
      <text:p text:style-name="Standard">Train data: 1731 positives, 1730 negatives</text:p>
      <text:p text:style-name="Standard">Test data: 192 positives, 193 negatives</text:p>
      <text:p text:style-name="Standard">Fold 3, Train: AUROC=0.991955 AUPR=0.992346; Test: AUROC=0.940388, AUPR=0.954736</text:p>
      <text:p text:style-name="Standard">Train data: 1730 positives, 1731 negatives</text:p>
      <text:p text:style-name="Standard">Test data: 193 positives, 192 negatives</text:p>
      <text:p text:style-name="Standard">Fold 4, Train: AUROC=0.992094 AUPR=0.992589; Test: AUROC=0.927677, AUPR=0.946476</text:p>
      <text:p text:style-name="Standard">Train data: 1731 positives, 1731 negatives</text:p>
      <text:p text:style-name="Standard">Test data: 192 positives, 192 negatives</text:p>
      <text:p text:style-name="Standard">Fold 5, Train: AUROC=0.992734 AUPR=0.992714; Test: AUROC=0.913601, AUPR=0.938468</text:p>
      <text:p text:style-name="Standard">Train data: 1731 positives, 1731 negatives</text:p>
      <text:p text:style-name="Standard">Test data: 192 positives, 192 negatives</text:p>
      <text:p text:style-name="Standard">Fold 6, Train: AUROC=0.992004 AUPR=0.992395; Test: AUROC=0.916857, AUPR=0.935669</text:p>
      <text:p text:style-name="Standard">Train data: 1731 positives, 1731 negatives</text:p>
      <text:p text:style-name="Standard">Test data: 192 positives, 192 negatives</text:p>
      <text:p text:style-name="Standard">Fold 7, Train: AUROC=0.992390 AUPR=0.992706; Test: AUROC=0.939100, AUPR=0.953934</text:p>
      <text:p text:style-name="Standard">Train data: 1730 positives, 1730 negatives</text:p>
      <text:p text:style-name="Standard">Test data: 193 positives, 193 negatives</text:p>
      <text:p text:style-name="Standard">Fold 8, Train: AUROC=0.992835 AUPR=0.993128; Test: AUROC=0.909850, AUPR=0.932483</text:p>
      <text:p text:style-name="Standard">Train data: 1730 positives, 1731 negatives</text:p>
      <text:p text:style-name="Standard">Test data: 193 positives, 192 negatives</text:p>
      <text:p text:style-name="Standard">Fold 9, Train: AUROC=0.992520 AUPR=0.992740; Test: AUROC=0.910460, AUPR=0.932300</text:p>
      <text:p text:style-name="Standard">Train data: 1731 positives, 1730 negatives</text:p>
      <text:p text:style-name="Standard">Test data: 192 positives, 193 negatives</text:p>
      <text:p text:style-name="Standard">Fold 10, Train: AUROC=0.992424 AUPR=0.992818; Test: AUROC=0.908949, AUPR=0.932827</text:p>
      <text:p text:style-name="Standard">Repetition #2</text:p>
      <text:p text:style-name="Standard">Train data: 1731 positives, 1731 negatives</text:p>
      <text:p text:style-name="Standard">Test data: 192 positives, 192 negatives</text:p>
      <text:p text:style-name="Standard">Fold 1, Train: AUROC=0.991752 AUPR=0.992122; Test: AUROC=0.913357, AUPR=0.936124</text:p>
      <text:p text:style-name="Standard">Train data: 1731 positives, 1731 negatives</text:p>
      <text:p text:style-name="Standard">Test data: 192 positives, 192 negatives</text:p>
      <text:p text:style-name="Standard">Fold 2, Train: AUROC=0.991978 AUPR=0.992415; Test: AUROC=0.943685, AUPR=0.955669</text:p>
      <text:p text:style-name="Standard">Train data: 1730 positives, 1731 negatives</text:p>
      <text:p text:style-name="Standard">Test data: 193 positives, 192 negatives</text:p>
      <text:p text:style-name="Standard">Fold 3, Train: AUROC=0.992457 AUPR=0.992895; Test: AUROC=0.914292, AUPR=0.934435</text:p>
      <text:p text:style-name="Standard">Train data: 1731 positives, 1731 negatives</text:p>
      <text:p text:style-name="Standard">Test data: 192 positives, 192 negatives</text:p>
      <text:p text:style-name="Standard">Fold 4, Train: AUROC=0.992214 AUPR=0.992587; Test: AUROC=0.899577, AUPR=0.929357</text:p>
      <text:p text:style-name="Standard">Train data: 1730 positives, 1731 negatives</text:p>
      <text:p text:style-name="Standard">Test data: 193 positives, 192 negatives</text:p>
      <text:p text:style-name="Standard">Fold 5, Train: AUROC=0.992329 AUPR=0.992575; Test: AUROC=0.915344, AUPR=0.938467</text:p>
      <text:p text:style-name="Standard">Train data: 1731 positives, 1731 negatives</text:p>
      <text:p text:style-name="Standard"><text:soft-page-break/>Test data: 192 positives, 192 negatives</text:p>
      <text:p text:style-name="Standard">Fold 6, Train: AUROC=0.991282 AUPR=0.991905; Test: AUROC=0.911648, AUPR=0.933383</text:p>
      <text:p text:style-name="Standard">Train data: 1730 positives, 1730 negatives</text:p>
      <text:p text:style-name="Standard">Test data: 193 positives, 193 negatives</text:p>
      <text:p text:style-name="Standard">Fold 7, Train: AUROC=0.992230 AUPR=0.992892; Test: AUROC=0.919676, AUPR=0.934075</text:p>
      <text:p text:style-name="Standard">Train data: 1731 positives, 1730 negatives</text:p>
      <text:p text:style-name="Standard">Test data: 192 positives, 193 negatives</text:p>
      <text:p text:style-name="Standard">Fold 8, Train: AUROC=0.991757 AUPR=0.992186; Test: AUROC=0.928541, AUPR=0.944706</text:p>
      <text:p text:style-name="Standard">Train data: 1731 positives, 1730 negatives</text:p>
      <text:p text:style-name="Standard">Test data: 192 positives, 193 negatives</text:p>
      <text:p text:style-name="Standard">Fold 9, Train: AUROC=0.992489 AUPR=0.992778; Test: AUROC=0.912376, AUPR=0.936091</text:p>
      <text:p text:style-name="Standard">Train data: 1731 positives, 1731 negatives</text:p>
      <text:p text:style-name="Standard">Test data: 192 positives, 192 negatives</text:p>
      <text:p text:style-name="Standard">Fold 10, Train: AUROC=0.991606 AUPR=0.991887; Test: AUROC=0.948296, AUPR=0.960164</text:p>
      <text:p text:style-name="Standard">Repetition #3</text:p>
      <text:p text:style-name="Standard">Train data: 1730 positives, 1731 negatives</text:p>
      <text:p text:style-name="Standard">Test data: 193 positives, 192 negatives</text:p>
      <text:p text:style-name="Standard">Fold 1, Train: AUROC=0.992482 AUPR=0.992412; Test: AUROC=0.921335, AUPR=0.937844</text:p>
      <text:p text:style-name="Standard">Train data: 1731 positives, 1731 negatives</text:p>
      <text:p text:style-name="Standard">Test data: 192 positives, 192 negatives</text:p>
      <text:p text:style-name="Standard">Fold 2, Train: AUROC=0.991772 AUPR=0.991959; Test: AUROC=0.908990, AUPR=0.927899</text:p>
      <text:p text:style-name="Standard">Train data: 1731 positives, 1730 negatives</text:p>
      <text:p text:style-name="Standard">Test data: 192 positives, 193 negatives</text:p>
      <text:p text:style-name="Standard">Fold 3, Train: AUROC=0.992833 AUPR=0.992555; Test: AUROC=0.911971, AUPR=0.934746</text:p>
      <text:p text:style-name="Standard">Train data: 1730 positives, 1731 negatives</text:p>
      <text:p text:style-name="Standard">Test data: 193 positives, 192 negatives</text:p>
      <text:p text:style-name="Standard">Fold 4, Train: AUROC=0.991292 AUPR=0.991434; Test: AUROC=0.946486, AUPR=0.957948</text:p>
      <text:p text:style-name="Standard">Train data: 1731 positives, 1731 negatives</text:p>
      <text:p text:style-name="Standard">Test data: 192 positives, 192 negatives</text:p>
      <text:p text:style-name="Standard">Fold 5, Train: AUROC=0.991025 AUPR=0.991087; Test: AUROC=0.921929, AUPR=0.940618</text:p>
      <text:p text:style-name="Standard">Train data: 1731 positives, 1731 negatives</text:p>
      <text:p text:style-name="Standard">Test data: 192 positives, 192 negatives</text:p>
      <text:p text:style-name="Standard">Fold 6, Train: AUROC=0.991285 AUPR=0.991684; Test: AUROC=0.912462, AUPR=0.932927</text:p>
      <text:p text:style-name="Standard">Train data: 1731 positives, 1730 negatives</text:p>
      <text:p text:style-name="Standard">Test data: 192 positives, 193 negatives</text:p>
      <text:p text:style-name="Standard">Fold 7, Train: AUROC=0.992480 AUPR=0.992338; Test: AUROC=0.928810, AUPR=0.939828</text:p>
      <text:p text:style-name="Standard">Train data: 1731 positives, 1730 negatives</text:p>
      <text:p text:style-name="Standard">Test data: 192 positives, 193 negatives</text:p>
      <text:p text:style-name="Standard">Fold 8, Train: AUROC=0.991133 AUPR=0.991190; Test: AUROC=0.930699, AUPR=0.946117</text:p>
      <text:p text:style-name="Standard">Train data: 1731 positives, 1731 negatives</text:p>
      <text:p text:style-name="Standard">Test data: 192 positives, 192 negatives</text:p>
      <text:p text:style-name="Standard">Fold 9, Train: AUROC=0.991428 AUPR=0.991740; Test: AUROC=0.925618, AUPR=0.941121</text:p>
      <text:p text:style-name="Standard">Train data: 1730 positives, 1731 negatives</text:p>
      <text:p text:style-name="Standard">Test data: 193 positives, 192 negatives</text:p>
      <text:p text:style-name="Standard">Fold 10, Train: AUROC=0.990577 AUPR=0.990845; Test: AUROC=0.942951, AUPR=0.954435</text:p>
      <text:p text:style-name="Standard">Repetition #4</text:p>
      <text:p text:style-name="Standard">Train data: 1731 positives, 1731 negatives</text:p>
      <text:p text:style-name="Standard">Test data: 192 positives, 192 negatives</text:p>
      <text:p text:style-name="Standard">Fold 1, Train: AUROC=0.991667 AUPR=0.991727; Test: AUROC=0.916151, AUPR=0.936811</text:p>
      <text:p text:style-name="Standard"><text:soft-page-break/>Train data: 1731 positives, 1730 negatives</text:p>
      <text:p text:style-name="Standard">Test data: 192 positives, 193 negatives</text:p>
      <text:p text:style-name="Standard">Fold 2, Train: AUROC=0.991105 AUPR=0.991181; Test: AUROC=0.933560, AUPR=0.945673</text:p>
      <text:p text:style-name="Standard">Train data: 1731 positives, 1730 negatives</text:p>
      <text:p text:style-name="Standard">Test data: 192 positives, 193 negatives</text:p>
      <text:p text:style-name="Standard">Fold 3, Train: AUROC=0.991526 AUPR=0.991858; Test: AUROC=0.939173, AUPR=0.948137</text:p>
      <text:p text:style-name="Standard">Train data: 1731 positives, 1730 negatives</text:p>
      <text:p text:style-name="Standard">Test data: 192 positives, 193 negatives</text:p>
      <text:p text:style-name="Standard">Fold 4, Train: AUROC=0.991695 AUPR=0.991548; Test: AUROC=0.911917, AUPR=0.932416</text:p>
      <text:p text:style-name="Standard">Train data: 1731 positives, 1731 negatives</text:p>
      <text:p text:style-name="Standard">Test data: 192 positives, 192 negatives</text:p>
      <text:p text:style-name="Standard">Fold 5, Train: AUROC=0.991053 AUPR=0.991111; Test: AUROC=0.925836, AUPR=0.945223</text:p>
      <text:p text:style-name="Standard">Train data: 1730 positives, 1731 negatives</text:p>
      <text:p text:style-name="Standard">Test data: 193 positives, 192 negatives</text:p>
      <text:p text:style-name="Standard">Fold 6, Train: AUROC=0.991232 AUPR=0.991118; Test: AUROC=0.947269, AUPR=0.956160</text:p>
      <text:p text:style-name="Standard">Train data: 1730 positives, 1731 negatives</text:p>
      <text:p text:style-name="Standard">Test data: 193 positives, 192 negatives</text:p>
      <text:p text:style-name="Standard">Fold 7, Train: AUROC=0.991623 AUPR=0.991651; Test: AUROC=0.874136, AUPR=0.911940</text:p>
      <text:p text:style-name="Standard">Train data: 1731 positives, 1731 negatives</text:p>
      <text:p text:style-name="Standard">Test data: 192 positives, 192 negatives</text:p>
      <text:p text:style-name="Standard">Fold 8, Train: AUROC=0.992053 AUPR=0.991986; Test: AUROC=0.879991, AUPR=0.917787</text:p>
      <text:p text:style-name="Standard">Train data: 1731 positives, 1731 negatives</text:p>
      <text:p text:style-name="Standard">Test data: 192 positives, 192 negatives</text:p>
      <text:p text:style-name="Standard">Fold 9, Train: AUROC=0.991439 AUPR=0.991391; Test: AUROC=0.910753, AUPR=0.934482</text:p>
      <text:p text:style-name="Standard">Train data: 1730 positives, 1731 negatives</text:p>
      <text:p text:style-name="Standard">Test data: 193 positives, 192 negatives</text:p>
      <text:p text:style-name="Standard">Fold 10, Train: AUROC=0.991583 AUPR=0.991537; Test: AUROC=0.939929, AUPR=0.952535</text:p>
      <text:p text:style-name="Standard">Repetition #5</text:p>
      <text:p text:style-name="Standard">Train data: 1731 positives, 1730 negatives</text:p>
      <text:p text:style-name="Standard">Test data: 192 positives, 193 negatives</text:p>
      <text:p text:style-name="Standard">Fold 1, Train: AUROC=0.992386 AUPR=0.992304; Test: AUROC=0.922873, AUPR=0.939658</text:p>
      <text:p text:style-name="Standard">Train data: 1731 positives, 1731 negatives</text:p>
      <text:p text:style-name="Standard">Test data: 192 positives, 192 negatives</text:p>
      <text:p text:style-name="Standard">Fold 2, Train: AUROC=0.992283 AUPR=0.991919; Test: AUROC=0.926242, AUPR=0.946748</text:p>
      <text:p text:style-name="Standard">Train data: 1730 positives, 1731 negatives</text:p>
      <text:p text:style-name="Standard">Test data: 193 positives, 192 negatives</text:p>
      <text:p text:style-name="Standard">Fold 3, Train: AUROC=0.991548 AUPR=0.991437; Test: AUROC=0.929080, AUPR=0.945593</text:p>
      <text:p text:style-name="Standard">Train data: 1731 positives, 1731 negatives</text:p>
      <text:p text:style-name="Standard">Test data: 192 positives, 192 negatives</text:p>
      <text:p text:style-name="Standard">Fold 4, Train: AUROC=0.991888 AUPR=0.991856; Test: AUROC=0.939046, AUPR=0.954461</text:p>
      <text:p text:style-name="Standard">Train data: 1731 positives, 1730 negatives</text:p>
      <text:p text:style-name="Standard">Test data: 192 positives, 193 negatives</text:p>
      <text:p text:style-name="Standard">Fold 5, Train: AUROC=0.992687 AUPR=0.992493; Test: AUROC=0.922631, AUPR=0.939813</text:p>
      <text:p text:style-name="Standard">Train data: 1731 positives, 1731 negatives</text:p>
      <text:p text:style-name="Standard">Test data: 192 positives, 192 negatives</text:p>
      <text:p text:style-name="Standard">Fold 6, Train: AUROC=0.992707 AUPR=0.992468; Test: AUROC=0.903022, AUPR=0.929217</text:p>
      <text:p text:style-name="Standard">Train data: 1730 positives, 1730 negatives</text:p>
      <text:p text:style-name="Standard">Test data: 193 positives, 193 negatives</text:p>
      <text:p text:style-name="Standard">Fold 7, Train: AUROC=0.992615 AUPR=0.992800; Test: AUROC=0.902387, AUPR=0.920323</text:p>
      <text:p text:style-name="Standard"><text:soft-page-break/>Train data: 1731 positives, 1731 negatives</text:p>
      <text:p text:style-name="Standard">Test data: 192 positives, 192 negatives</text:p>
      <text:p text:style-name="Standard">Fold 8, Train: AUROC=0.992155 AUPR=0.992014; Test: AUROC=0.955512, AUPR=0.961161</text:p>
      <text:p text:style-name="Standard">Train data: 1731 positives, 1731 negatives</text:p>
      <text:p text:style-name="Standard">Test data: 192 positives, 192 negatives</text:p>
      <text:p text:style-name="Standard">Fold 9, Train: AUROC=0.991946 AUPR=0.991905; Test: AUROC=0.928575, AUPR=0.945887</text:p>
      <text:p text:style-name="Standard">Train data: 1730 positives, 1731 negatives</text:p>
      <text:p text:style-name="Standard">Test data: 193 positives, 192 negatives</text:p>
      <text:p text:style-name="Standard">Fold 10, Train: AUROC=0.992456 AUPR=0.992219; Test: AUROC=0.924978, AUPR=0.942318</text:p>
      <text:p text:style-name="Standard">Repetition #1: AUROC=0.921210, AUPR=0.940993</text:p>
      <text:p text:style-name="Standard">Repetition #2: AUROC=0.920679, AUPR=0.940247</text:p>
      <text:p text:style-name="Standard">Repetition #3: AUROC=0.925125, AUPR=0.941348</text:p>
      <text:p text:style-name="Standard">Repetition #4: AUROC=0.917872, AUPR=0.938117</text:p>
      <text:p text:style-name="Standard">Repetition #5: AUROC=0.925435, AUPR=0.942518</text:p>
      <text:p text:style-name="Standard">Mean: AUROC=0.922064, AUPR=0.94064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5T11:50:28.534140833</meta:creation-date>
    <dc:date>2023-10-05T11:51:44.433066862</dc:date>
    <meta:editing-duration>PT1M16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